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reeMono1" svg:font-family="FreeMono, monospace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FreeMono" svg:font-family="FreeMono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top="0cm" fo:margin-bottom="0cm" fo:line-height="150%" fo:text-align="start" style:justify-single-word="false"/>
    </style:style>
    <style:style style:name="P4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7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9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2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3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4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Contents_20_Heading">
      <style:paragraph-properties fo:break-before="page"/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style:font-name="FreeMono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5">Département Informatique et Mathématiques Appliquées</text:p>
      <text:p text:style-name="P5"/>
      <text:p text:style-name="P6">Projet Long 2008</text:p>
      <text:p text:style-name="P7">__________</text:p>
      <text:p text:style-name="P7"/>
      <text:p text:style-name="P9">Administration autonome de serveurs sur la grille avec une machine virtuelle</text:p>
      <text:p text:style-name="P7"/>
      <text:p text:style-name="P7">Plan de test</text:p>
      <text:p text:style-name="P8"/>
      <text:p text:style-name="P8"/>
      <text:p text:style-name="P3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4"><text:a xlink:type="simple" xlink:href="mailto:jlouisy@etu.enseeiht.fr"><text:span text:style-name="T1"/></text:a></text:p>
      <text:p text:style-name="P4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2"/>
      <text:p text:style-name="P4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4"><text:a xlink:type="simple" xlink:href="mailto:jlouisy@etu.enseeiht.fr"><text:span text:style-name="T1"/></text:a></text:p>
      <text:p text:style-name="P4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4"><text:a xlink:type="simple" xlink:href="mailto:jlouisy@etu.enseeiht.fr"><text:span text:style-name="T2"/></text:a></text:p>
      <text:p text:style-name="P1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11"><text:a xlink:type="simple" xlink:href="mailto:jlouisy@etu.enseeiht.fr"><text:span text:style-name="T1">Julien Louisy</text:span></text:a></text:p>
        </text:list-item>
        <text:list-item>
          <text:p text:style-name="P11"><text:a xlink:type="simple" xlink:href="mailto:jlouisy@etu.enseeiht.fr"><text:span text:style-name="T1">Julien Clariond</text:span></text:a></text:p>
        </text:list-item>
        <text:list-item>
          <text:p text:style-name="P11"><text:a xlink:type="simple" xlink:href="mailto:jlouisy@etu.enseeiht.fr"><text:span text:style-name="T1">Hery Randriamanamihaga</text:span></text:a></text:p>
        </text:list-item>
        <text:list-item>
          <text:p text:style-name="P11"><text:a xlink:type="simple" xlink:href="mailto:jlouisy@etu.enseeiht.fr"><text:span text:style-name="T1">Ezequiel Geremia</text:span></text:a></text:p>
        </text:list-item>
        <text:list-item>
          <text:p text:style-name="P11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7">Sommaire</text:p>
          </text:index-title>
          <text:p text:style-name="P10">1 - Vérification de l'exigence EF1 <text:tab/>3</text:p>
          <text:p text:style-name="P10">2 - Vérification de l'exigence EF2<text:tab/>3</text:p>
          <text:p text:style-name="P10">3 - Vérification de l'exigence EF3<text:tab/>4</text:p>
          <text:p text:style-name="P10">4 - Verification de l'exigence EF4<text:tab/>5</text:p>
          <text:p text:style-name="P10">5 - Vérification de l'exigence EF5<text:tab/>5</text:p>
          <text:p text:style-name="P10">6 - Vérification de l'exigence EF6<text:tab/>6</text:p>
          <text:p text:style-name="P10">7 - Vérification de l'exigence EF7<text:tab/>6</text:p>
          <text:p text:style-name="P10">8 - Satisfaction des exigences EF8 à EF10<text:tab/>6</text:p>
          <text:p text:style-name="P10">9 - Satisfaction de l'exigence EF11<text:tab/>7</text:p>
        </text:index-body>
      </text:table-of-content>
      <text:p text:style-name="Standard"/>
      <text:h text:style-name="P16" text:outline-level="1" text:restart-numbering="true" text:start-value="1">Vérification de l'exigence EF1 </text:h>
      <text:h text:style-name="Heading_20_2" text:outline-level="2">Enoncé de l'exigence: </text:h>
      <text:p text:style-name="Text_20_body">La migration se fera par la commande xm migrate --live &lt;nom de VM&gt; &lt;machine destination&gt; 1.1- </text:p>
      <text:h text:style-name="Heading_20_2" text:outline-level="2">Prérequis: </text:h>
      <text:p text:style-name="Text_20_body">La machine hôte de départ héberge un Dom0 </text:p>
      <text:p text:style-name="Text_20_body">La machine hôte de destination héberge un Dom0 </text:p>
      <text:p text:style-name="Text_20_body">Les machines physiques sont localisé sur le même réseau local</text:p>
      <text:p text:style-name="Text_20_body">Une machine virtuelle est executée sur la machine de départ</text:p>
      <text:p text:style-name="Text_20_body"/>
      <text:p text:style-name="Text_20_body">Dans tous les cas de test suivant, on supposera que ces prérequis sont remplies</text:p>
      <text:h text:style-name="Heading_20_2" text:outline-level="2">Déroulement du test: </text:h>
      <text:p text:style-name="Text_20_body">Sur les deux machines hôtes, executer la commande <text:span text:style-name="T3">watch -n1 xm list </text:span></text:p>
      <text:p text:style-name="Text_20_body">Effectuer la migration en exécutant sur la machine hôte de départ la commande <text:span text:style-name="T3">migrate –-live &lt;Machine virtuelle&gt; &lt;hôte de destination&gt;</text:span> </text:p>
      <text:h text:style-name="Heading_20_2" text:outline-level="2">Résultats </text:h>
      <text:p text:style-name="Text_20_body">La machine virtuelle doit être localisé sur le système hôte de destination</text:p>
      <text:p text:style-name="Text_20_body">La machine virtuelle ne doit plus être localisé sur le système hôte de départ</text:p>
      <text:p text:style-name="Text_20_body"/>
      <text:h text:style-name="Heading_20_1" text:outline-level="1">Vérification de l'exigence EF2</text:h>
      <text:h text:style-name="Heading_20_2" text:outline-level="2">Enoncé de l'exigence:</text:h>
      <text:p text:style-name="Text_20_body">La migration conservera les connexions TCP</text:p>
      <text:h text:style-name="Heading_20_2" text:outline-level="2">Principe du test:</text:h>
      <text:p text:style-name="Text_20_body">Migration d'un serveur de streaming avec un client connecté</text:p>
      <text:h text:style-name="Heading_20_2" text:outline-level="2">Prérequis:</text:h>
      <text:p text:style-name="Text_20_body">Une machine virtuelle héberge un serveur de streaming<text:line-break/>Un client est capable de lire un fichier en streaming sur le serveur<text:line-break/><text:soft-page-break/>L'exigence EF1 est satisfaite, c'est-à-dire que la machine virtuelle est capable de migrer</text:p>
      <text:h text:style-name="Heading_20_2" text:outline-level="2">Déroulement du test:</text:h>
      <text:p text:style-name="Text_20_body">Le client lit les données sur le serveur en streaming<text:line-break/>Avant la fin de la lecture streaming, la migration de la machine virtuelle vers le hôte de destination est initée</text:p>
      <text:p text:style-name="Text_20_body"/>
      <text:h text:style-name="Heading_20_2" text:outline-level="2">Résultats attendus:</text:h>
      <text:p text:style-name="Text_20_body">Chez le client, aucune interruption du service de Streaming ne doit être constaté</text:p>
      <text:p text:style-name="Text_20_body"/>
      <text:h text:style-name="Heading_20_1" text:outline-level="1">Vérification de l'exigence EF3</text:h>
      <text:h text:style-name="Heading_20_2" text:outline-level="2">Enoncé de l'exigence:</text:h>
      <text:p text:style-name="Text_20_body">La migration s'exécutera sans altération des calculs s'effectuant sur la machine virtuelle migrée</text:p>
      <text:h text:style-name="Heading_20_2" text:outline-level="2">Principe du test:</text:h>
      <text:p text:style-name="Text_20_body">Un programme qui effectue un calcul est executée sur une machine virtuelle. Cette machine virtuelle effectue une migration</text:p>
      <text:h text:style-name="Heading_20_2" text:outline-level="2">Prérequis</text:h>
      <text:p text:style-name="Text_20_body">La machine virtuelle execute le programme de test<text:line-break/>L'exigence EF1 est satisfaite</text:p>
      <text:h text:style-name="Heading_20_2" text:outline-level="2">Description du programme de test</text:h>
      <text:p text:style-name="Text_20_body">Le programme effectue une énumération de 1 à 10<text:line-break/>Entre chaque pas de la numérotation, le programme temporise (1 sec)<text:line-break/>La sortie du programme s'effectue vers un fichier</text:p>
      <text:h text:style-name="Heading_20_2" text:outline-level="2">Déroulement du test</text:h>
      <text:p text:style-name="Text_20_body">Le programme de test est executée entièrement sur une machine virtuelle sans migration<text:line-break/>Le programme de test est executée sur une machine virtuelle. Avant la fin de l'execution du programme, la machine virtuelle migre sur le hôte de destination.</text:p>
      <text:h text:style-name="Heading_20_2" text:outline-level="2"><text:soft-page-break/>Résultats</text:h>
      <text:p text:style-name="Text_20_body">La comparaison des fichiers de sortie dans les deux cas ne doit faire ressortir aucune différence</text:p>
      <text:h text:style-name="Heading_20_1" text:outline-level="1">Verification de l'exigence EF4</text:h>
      <text:h text:style-name="Heading_20_2" text:outline-level="2">Enoncé de l'exigence:</text:h>
      <text:p text:style-name="Text_20_body">La migration s'effectuera quelle que soit la charge CPU de la machine hôte</text:p>
      <text:h text:style-name="Heading_20_2" text:outline-level="2">Prérequis:</text:h>
      <text:p text:style-name="Text_20_body">L'exigence EF1 est satisfaite<text:line-break/>Un programme P nécessitant beaucoup de ressources CPU (eclipse?) peut être executée sur la machine virtuelle<text:line-break/>La machine hôte peut executer plusieurs programmes utilisant des ressources CPU</text:p>
      <text:h text:style-name="Heading_20_2" text:outline-level="2">Déroulement du test:</text:h>
      <text:p text:style-name="Text_20_body">Le programme P est le seul à consommer les ressources CPU, une migration est initiée<text:line-break/>La machine hôte consomme entre 50% et 60% des ressources CPU en plus des ressources consommées par le programme P, une migration est initiée<text:line-break/>Les ressources consommées par la machine hôte et le programme P s'élèvent à au moins 90%, une migration est initiée</text:p>
      <text:h text:style-name="Heading_20_2" text:outline-level="2">Résultats</text:h>
      <text:p text:style-name="Text_20_body">Dans chacun des cas de test décrits, la migration s'effectue correctement (cf §1.3)</text:p>
      <text:h text:style-name="Heading_20_1" text:outline-level="1">Vérification de l'exigence EF5</text:h>
      <text:h text:style-name="Heading_20_2" text:outline-level="2">Énoncé de l'exigence:</text:h>
      <text:p text:style-name="Text_20_body">L'étude devra fournir une mesure de la durée de migration</text:p>
      <text:h text:style-name="Heading_20_2" text:outline-level="2">Déroulement du test:</text:h>
      <text:p text:style-name="Text_20_body">Calculer le temps d'aller retour d'une VM </text:p>
      <text:p text:style-name="Text_20_body">Calculer le temps d'aller retour d'un appel RMI </text:p>
      <text:p text:style-name="Text_20_body">Comparer </text:p>
      <text:h text:style-name="Heading_20_1" text:outline-level="1"><text:soft-page-break/>Vérification de l'exigence EF6</text:h>
      <text:h text:style-name="Heading_20_2" text:outline-level="2">Enoncé de l'exigence:</text:h>
      <text:p text:style-name="Text_20_body">L'étude devra fournir une mesure du délai introduit par la migration</text:p>
      <text:h text:style-name="Heading_20_2" text:outline-level="2">Enoncé de l'exigence:</text:h>
      <text:p text:style-name="Text_20_body">Calculer la durée d'execution d'une application sur un DomU avec un aller retour </text:p>
      <text:p text:style-name="Text_20_body">Calculer la même chose en local </text:p>
      <text:p text:style-name="Text_20_body">Comparer </text:p>
      <text:h text:style-name="Heading_20_1" text:outline-level="1">Vérification de l'exigence EF7</text:h>
      <text:h text:style-name="Heading_20_2" text:outline-level="2">Enoncé de l'exigence:</text:h>
      <text:p text:style-name="Text_20_body">L'étude devra fournir une mesure de la durée d'interruption de service lors de la migration</text:p>
      <text:h text:style-name="Heading_20_2" text:outline-level="2">Enoncé de l'exigence:</text:h>
      <text:p text:style-name="Text_20_body">Une applicatoin, sur le domU à migrer, ping N fois une autre sur son dom0. </text:p>
      <text:p text:style-name="Text_20_body">Délaid'interruption de serfice = différence entre ping envoyés et pings reçus </text:p>
      <text:h text:style-name="Heading_20_1" text:outline-level="1">Satisfaction des exigences EF8 à EF10</text:h>
      <text:h text:style-name="Heading_20_2" text:outline-level="2">Enoncé des exigences:</text:h>
      <text:p text:style-name="Text_20_body">La migration effectuée avec Tune devra satisfaire l'exigence EF2<text:line-break/>La migration effectuée avec Tune devra satisfaire l'exigence EF3<text:line-break/>La migration effectuée avec Tune devra satisfaire l'exigence EF4</text:p>
      <text:h text:style-name="Heading_20_2" text:outline-level="2">Déroulement des tests:</text:h>
      <text:p text:style-name="Text_20_body">Pour chaque exigence, refaire chacun des test de satisfactions des exigences EF1 à EF8 dans une architecture autonome administrée par Tune</text:p>
      <text:h text:style-name="Heading_20_2" text:outline-level="2">Résultat des tests:</text:h>
      <text:p text:style-name="Text_20_body">Chacun des tests effectué pour chaque exigence devra se dérouler correctement </text:p>
      <text:p text:style-name="Text_20_body"/>
      <text:h text:style-name="Heading_20_1" text:outline-level="1"><text:soft-page-break/>Satisfaction de l'exigence EF11</text:h>
      <text:h text:style-name="Heading_20_2" text:outline-level="2">Enoncé de l'exigence:</text:h>
      <text:p text:style-name="Text_20_body">La migration effectuée avec Tune devra être autonome </text:p>
      <text:h text:style-name="Heading_20_2" text:outline-level="2">Prérequis:</text:h>
      <text:p text:style-name="Text_20_body">Le programme de test sera une boucle s'exécutant continuement pendant une durée prédéterminée.</text:p>
      <text:h text:style-name="Heading_20_2" text:outline-level="2">Déroulement des tests:</text:h>
      <text:p text:style-name="Text_20_body">Un certain nombre de machines virtuelles hébergeant le programme de test sont ajoutées.</text:p>
      <text:h text:style-name="Heading_20_2" text:outline-level="2">Résultat des tests:</text:h>
      <text:p text:style-name="Text_20_body">L'environnement intégré dans Tune doit évaluer dans le sens d'un équilibrage des charges CPU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reeMono1" svg:font-family="FreeMono, monospace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FreeMono" svg:font-family="FreeMono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" style:num-format="1">
        <style:list-level-properties text:min-label-distance="0.381cm"/>
      </text:outline-level-style>
      <text:outline-level-style text:level="2" style:num-suffix=" -" style:num-format="1" text:display-levels="2">
        <style:list-level-properties text:min-label-distance="0.381cm"/>
      </text:outline-level-style>
      <text:outline-level-style text:level="3" style:num-suffix=" 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08T08:44:27</dc:date>
    <meta:editing-cycles>6</meta:editing-cycles>
    <meta:editing-duration>PT5H14M5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7" meta:paragraph-count="110" meta:word-count="905" meta:character-count="5909"/>
  </office:meta>
</office:document-meta>
</file>